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solid" svg:stroke-width="0.008cm" svg:stroke-color="#4677bf" svg:stroke-opacity="100%" draw:stroke-linejoin="round" draw:fill="none" fo:padding-top="0.129cm" fo:padding-bottom="0.129cm" fo:padding-left="0.254cm" fo:padding-right="0.254cm" draw:shadow="hidden"/>
    </style:style>
    <style:style style:name="gr5" style:family="graphic" style:parent-style-name="standard">
      <style:graphic-properties draw:stroke="none" draw:fill="none" draw:textarea-vertical-align="middle" fo:min-height="0.458cm" fo:min-width="2.54cm" fo:padding-top="0.071cm" fo:padding-bottom="0.071cm" fo:padding-left="0.071cm" fo:padding-right="0.071cm"/>
    </style:style>
    <style:style style:name="gr6" style:family="graphic" style:parent-style-name="standard">
      <style:graphic-properties draw:stroke="none" draw:fill="none" draw:textarea-vertical-align="middle" fo:min-height="0.945cm" fo:min-width="2.54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none" draw:textarea-vertical-align="middle" fo:min-height="0.709cm" fo:min-width="2.54cm" fo:padding-top="0.071cm" fo:padding-bottom="0.071cm" fo:padding-left="0.071cm" fo:padding-right="0.071cm"/>
    </style:style>
    <style:style style:name="gr8" style:family="graphic" style:parent-style-name="standard">
      <style:graphic-properties draw:stroke="none" draw:fill="solid" draw:fill-color="#ffffff" draw:opacity="0%" draw:shadow="hidden"/>
    </style:style>
    <style:style style:name="gr9" style:family="graphic" style:parent-style-name="standard">
      <style:graphic-properties draw:stroke="none" draw:fill="none" draw:textarea-vertical-align="middle" fo:min-height="0.983cm" fo:min-width="2.54cm" fo:padding-top="0.071cm" fo:padding-bottom="0.071cm" fo:padding-left="0.071cm" fo:padding-right="0.071cm"/>
    </style:style>
    <style:style style:name="gr10" style:family="graphic" style:parent-style-name="standard">
      <style:graphic-properties draw:stroke="none" draw:fill="none" draw:textarea-vertical-align="middle" fo:min-height="0.956cm" fo:min-width="2.54cm" fo:padding-top="0.071cm" fo:padding-bottom="0.071cm" fo:padding-left="0.071cm" fo:padding-right="0.071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solid" draw:fill-color="#ffffff" draw:opacity="0%"/>
    </style:style>
    <style:style style:name="T1" style:family="text">
      <style:text-properties fo:color="#000000" style:font-name="Arial1" fo:font-size="9pt" style:font-name-asian="Arial1" style:font-size-asian="9pt" style:font-name-complex="Arial1" style:font-size-complex="9pt"/>
    </style:style>
    <style:style style:name="T2" style:family="text">
      <style:text-properties fo:color="#000000" style:font-name="Arial1" fo:font-size="8pt" style:font-name-asian="Arial1" style:font-size-asian="8pt" style:font-name-complex="Arial1" style:font-size-complex="8pt"/>
    </style:style>
    <style:style style:name="T3" style:family="text">
      <style:text-properties fo:color="#000000" style:font-name="Arial1" fo:font-size="8pt" style:text-underline-style="solid" style:text-underline-width="auto" style:text-underline-color="font-color" style:font-name-asian="Arial1" style:font-size-asian="8pt" style:font-name-complex="Arial1" style:font-size-complex="8pt"/>
    </style:style>
    <style:style style:name="T4" style:family="text">
      <style:text-properties fo:color="#00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polygon draw:style-name="gr1" draw:text-style-name="P1" draw:layer="layout" svg:width="2.5cm" svg:height="1.5cm" svg:x="7.475cm" svg:y="6.901cm" svg:viewBox="0 0 2501 1501" draw:points="0,1501 2501,1501 2501,0 0,0">
              <text:p/>
            </draw:polygon>
            <draw:polygon draw:style-name="gr2" draw:text-style-name="P2" draw:layer="layout" svg:width="2.5cm" svg:height="1.5cm" svg:x="7.475cm" svg:y="6.901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7.475cm" svg:y="6.901cm">
            <draw:text-box>
              <text:p text:style-name="P3"><text:span text:style-name="T1">employee_personal_data</text:span></text:p>
            </draw:text-box>
          </draw:frame>
        </draw:g>
        <draw:line draw:style-name="gr4" draw:text-style-name="P2" draw:layer="layout" svg:x1="9.975cm" svg:y1="7.651cm" svg:x2="16.3cm" svg:y2="7.6cm">
          <text:p/>
        </draw:line>
        <draw:line draw:style-name="gr4" draw:text-style-name="P2" draw:layer="layout" svg:x1="7.5cm" svg:y1="7.501cm" svg:x2="6.2cm" svg:y2="7.501cm">
          <text:p/>
        </draw:line>
        <draw:g>
          <draw:g>
            <draw:path draw:style-name="gr1" draw:text-style-name="P1" draw:layer="layout" svg:width="2.502cm" svg:height="0.6cm" svg:x="3.697cm" svg:y="6.2cm" svg:viewBox="0 0 2503 601" svg:d="M300 601h1903c55 0 102-13 150-40 47-28 82-62 109-110 28-48 41-95 41-151 0-55-13-102-41-150-27-48-62-82-109-110-48-27-95-40-150-40h-1903c-55 0-102 13-150 40-47 28-82 62-109 110-28 48-41 95-41 151 0 55 13 102 41 150 27 48 62 82 109 110 48 27 95 40 150 40z">
              <text:p/>
            </draw:path>
            <draw:path draw:style-name="gr2" draw:text-style-name="P2" draw:layer="layout" svg:width="2.502cm" svg:height="0.6cm" svg:x="3.697cm" svg:y="6.2cm" svg:viewBox="0 0 2503 601" svg:d="M300 601h1903c55 0 102-13 150-40 47-28 82-62 109-110 28-48 41-95 41-151 0-55-13-102-41-150-27-48-62-82-109-110-48-27-95-40-150-40h-1903c-55 0-102 13-150 40-47 28-82 62-109 110-28 48-41 95-41 151 0 55 13 102 41 150 27 48 62 82 109 110 48 27 95 40 150 40z">
              <text:p/>
            </draw:path>
          </draw:g>
          <draw:frame draw:style-name="gr5" draw:text-style-name="P2" draw:layer="layout" svg:width="2.5cm" svg:height="0.6cm" svg:x="3.697cm" svg:y="6.2cm">
            <draw:text-box>
              <text:p text:style-name="P3"><text:span text:style-name="T2">forename</text:span></text:p>
            </draw:text-box>
          </draw:frame>
        </draw:g>
        <draw:g>
          <draw:g>
            <draw:path draw:style-name="gr1" draw:text-style-name="P1" draw:layer="layout" svg:width="2.502cm" svg:height="0.6cm" svg:x="5.7cm" svg:y="4.3cm" svg:viewBox="0 0 2503 601" svg:d="M300 601h1903c55 0 102-13 150-40 47-28 82-62 109-110 28-48 41-95 41-151 0-55-13-102-41-150-27-48-62-82-109-110-48-27-95-40-150-40h-1903c-55 0-102 13-150 40-47 28-82 62-109 110-28 48-41 95-41 151 0 55 13 102 41 150 27 48 62 82 109 110 48 27 95 40 150 40z">
              <text:p/>
            </draw:path>
            <draw:path draw:style-name="gr2" draw:text-style-name="P2" draw:layer="layout" svg:width="2.502cm" svg:height="0.6cm" svg:x="5.7cm" svg:y="4.3cm" svg:viewBox="0 0 2503 601" svg:d="M300 601h1903c55 0 102-13 150-40 47-28 82-62 109-110 28-48 41-95 41-151 0-55-13-102-41-150-27-48-62-82-109-110-48-27-95-40-150-40h-1903c-55 0-102 13-150 40-47 28-82 62-109 110-28 48-41 95-41 151 0 55 13 102 41 150 27 48 62 82 109 110 48 27 95 40 150 40z">
              <text:p/>
            </draw:path>
          </draw:g>
          <draw:frame draw:style-name="gr5" draw:text-style-name="P2" draw:layer="layout" svg:width="2.5cm" svg:height="0.6cm" svg:x="5.7cm" svg:y="4.3cm">
            <draw:text-box>
              <text:p text:style-name="P3"><text:span text:style-name="T2">salutation</text:span></text:p>
            </draw:text-box>
          </draw:frame>
        </draw:g>
        <draw:g>
          <draw:path draw:style-name="gr4" draw:text-style-name="P2" draw:layer="layout" svg:width="1.25cm" svg:height="1.3cm" svg:x="6.725cm" svg:y="5.601cm" svg:viewBox="0 0 1251 1301" svg:d="M0 0c524 492 941 926 1251 1301">
            <text:p/>
          </draw:path>
          <draw:frame draw:style-name="gr6" draw:text-style-name="P2" draw:layer="layout" svg:width="1.411cm" svg:height="1.227cm" svg:x="6.725cm" svg:y="5.682cm">
            <draw:text-box>
              <text:p/>
            </draw:text-box>
          </draw:frame>
        </draw:g>
        <draw:g>
          <draw:g>
            <draw:path draw:style-name="gr1" draw:text-style-name="P1" draw:layer="layout" svg:width="3.324cm" svg:height="0.6cm" svg:x="5cm" svg:y="9.075cm" svg:viewBox="0 0 3325 601" svg:d="M399 601h2527c74 0 136-13 200-40 62-28 109-62 145-110 37-48 54-95 54-151 0-55-17-102-54-150-36-48-83-82-145-110-64-27-126-40-200-40h-2527c-74 0-136 13-200 40-62 28-109 62-145 110-37 48-54 95-54 151 0 55 17 102 54 150 36 48 83 82 145 110 64 27 126 40 200 40z">
              <text:p/>
            </draw:path>
            <draw:path draw:style-name="gr2" draw:text-style-name="P2" draw:layer="layout" svg:width="3.324cm" svg:height="0.6cm" svg:x="5cm" svg:y="9.075cm" svg:viewBox="0 0 3325 601" svg:d="M399 601h2527c74 0 136-13 200-40 62-28 109-62 145-110 37-48 54-95 54-151 0-55-17-102-54-150-36-48-83-82-145-110-64-27-126-40-200-40h-2527c-74 0-136 13-200 40-62 28-109 62-145 110-37 48-54 95-54 151 0 55 17 102 54 150 36 48 83 82 145 110 64 27 126 40 200 40z">
              <text:p/>
            </draw:path>
          </draw:g>
          <draw:frame draw:style-name="gr7" draw:text-style-name="P4" draw:layer="layout" svg:width="3.425cm" svg:height="0.851cm" svg:x="5cm" svg:y="8.95cm">
            <draw:text-box>
              <text:p text:style-name="P3"><text:span text:style-name="T3">employee_ID</text:span></text:p>
            </draw:text-box>
          </draw:frame>
        </draw:g>
        <draw:g>
          <draw:g>
            <draw:path draw:style-name="gr1" draw:text-style-name="P1" draw:layer="layout" svg:width="2.502cm" svg:height="0.6cm" svg:x="4.2cm" svg:y="5.3cm" svg:viewBox="0 0 2503 601" svg:d="M300 601h1903c55 0 102-13 150-40 47-28 82-62 109-110 28-48 41-95 41-151 0-55-13-102-41-150-27-48-62-82-109-110-48-27-95-40-150-40h-1903c-55 0-102 13-150 40-47 28-82 62-109 110-28 48-41 95-41 151 0 55 13 102 41 150 27 48 62 82 109 110 48 27 95 40 150 40z">
              <text:p/>
            </draw:path>
            <draw:path draw:style-name="gr2" draw:text-style-name="P2" draw:layer="layout" svg:width="2.502cm" svg:height="0.6cm" svg:x="4.2cm" svg:y="5.3cm" svg:viewBox="0 0 2503 601" svg:d="M300 601h1903c55 0 102-13 150-40 47-28 82-62 109-110 28-48 41-95 41-151 0-55-13-102-41-150-27-48-62-82-109-110-48-27-95-40-150-40h-1903c-55 0-102 13-150 40-47 28-82 62-109 110-28 48-41 95-41 151 0 55 13 102 41 150 27 48 62 82 109 110 48 27 95 40 150 40z">
              <text:p/>
            </draw:path>
          </draw:g>
          <draw:frame draw:style-name="gr5" draw:text-style-name="P2" draw:layer="layout" svg:width="2.5cm" svg:height="0.6cm" svg:x="4.2cm" svg:y="5.3cm">
            <draw:text-box>
              <text:p text:style-name="P3"><text:span text:style-name="T2">titel</text:span></text:p>
            </draw:text-box>
          </draw:frame>
        </draw:g>
        <draw:g>
          <draw:g>
            <draw:path draw:style-name="gr1" draw:text-style-name="P1" draw:layer="layout" svg:width="2.502cm" svg:height="0.6cm" svg:x="3.7cm" svg:y="7.101cm" svg:viewBox="0 0 2503 601" svg:d="M300 601h1903c55 0 102-13 150-40 47-28 82-62 109-110 28-48 41-95 41-151 0-55-13-102-41-150-27-48-62-82-109-110-48-27-95-40-150-40h-1903c-55 0-102 13-150 40-47 28-82 62-109 110-28 48-41 95-41 151 0 55 13 102 41 150 27 48 62 82 109 110 48 27 95 40 150 40z">
              <text:p/>
            </draw:path>
            <draw:path draw:style-name="gr2" draw:text-style-name="P2" draw:layer="layout" svg:width="2.502cm" svg:height="0.6cm" svg:x="3.7cm" svg:y="7.101cm" svg:viewBox="0 0 2503 601" svg:d="M300 601h1903c55 0 102-13 150-40 47-28 82-62 109-110 28-48 41-95 41-151 0-55-13-102-41-150-27-48-62-82-109-110-48-27-95-40-150-40h-1903c-55 0-102 13-150 40-47 28-82 62-109 110-28 48-41 95-41 151 0 55 13 102 41 150 27 48 62 82 109 110 48 27 95 40 150 40z">
              <text:p/>
            </draw:path>
          </draw:g>
          <draw:frame draw:style-name="gr5" draw:text-style-name="P2" draw:layer="layout" svg:width="2.5cm" svg:height="0.6cm" svg:x="3.7cm" svg:y="7.101cm">
            <draw:text-box>
              <text:p text:style-name="P3"><text:span text:style-name="T2">surname</text:span></text:p>
            </draw:text-box>
          </draw:frame>
        </draw:g>
        <draw:line draw:style-name="gr4" draw:text-style-name="P2" draw:layer="layout" svg:x1="6.225cm" svg:y1="6.601cm" svg:x2="7.476cm" svg:y2="7.202cm">
          <text:p/>
        </draw:line>
        <draw:line draw:style-name="gr4" draw:text-style-name="P2" draw:layer="layout" svg:x1="9.976cm" svg:y1="5.001cm" svg:x2="8.975cm" svg:y2="6.902cm">
          <text:p/>
        </draw:line>
        <draw:line draw:style-name="gr4" draw:text-style-name="P2" draw:layer="layout" svg:x1="7.475cm" svg:y1="5.001cm" svg:x2="8.426cm" svg:y2="6.902cm">
          <text:p/>
        </draw:line>
        <draw:g>
          <draw:polygon draw:style-name="gr8" draw:text-style-name="P5" draw:layer="layout" svg:width="0.5cm" svg:height="0.6cm" svg:x="9.975cm" svg:y="7.051cm" svg:viewBox="0 0 501 601" draw:points="0,601 501,601 501,0 0,0">
            <text:p/>
          </draw:polygon>
          <draw:frame draw:style-name="gr5" draw:text-style-name="P2" draw:layer="layout" svg:width="0.5cm" svg:height="0.6cm" svg:x="9.975cm" svg:y="7.051cm">
            <draw:text-box>
              <text:p text:style-name="P3"><text:span text:style-name="T4">n</text:span></text:p>
            </draw:text-box>
          </draw:frame>
        </draw:g>
        <draw:g>
          <draw:polygon draw:style-name="gr8" draw:text-style-name="P5" draw:layer="layout" svg:width="0.7cm" svg:height="0.6cm" svg:x="5.199cm" svg:y="9.101cm" svg:viewBox="0 0 701 601" draw:points="0,601 701,601 701,0 0,0">
            <text:p/>
          </draw:polygon>
          <draw:frame draw:style-name="gr5" draw:text-style-name="P2" draw:layer="layout" svg:width="0.7cm" svg:height="0.6cm" svg:x="5.199cm" svg:y="9.101cm">
            <draw:text-box>
              <text:p text:style-name="P3"><text:span text:style-name="T4">PK</text:span></text:p>
            </draw:text-box>
          </draw:frame>
        </draw:g>
        <draw:g>
          <draw:g>
            <draw:polygon draw:style-name="gr1" draw:text-style-name="P1" draw:layer="layout" svg:width="2.5cm" svg:height="1.5cm" svg:x="7.475cm" svg:y="10.251cm" svg:viewBox="0 0 2501 1501" draw:points="0,751 1251,0 2501,751 1251,1501">
              <text:p/>
            </draw:polygon>
            <draw:polygon draw:style-name="gr2" draw:text-style-name="P2" draw:layer="layout" svg:width="2.5cm" svg:height="1.5cm" svg:x="7.475cm" svg:y="10.251cm" svg:viewBox="0 0 2501 1501" draw:points="0,751 1251,0 2501,751 1251,1501">
              <text:p/>
            </draw:polygon>
          </draw:g>
          <draw:frame draw:style-name="gr9" draw:text-style-name="P2" draw:layer="layout" svg:width="2.083cm" svg:height="1.125cm" svg:x="7.683cm" svg:y="10.439cm">
            <draw:text-box>
              <text:p text:style-name="P3"><text:span text:style-name="T2">authorized</text:span></text:p>
            </draw:text-box>
          </draw:frame>
        </draw:g>
        <draw:line draw:style-name="gr4" draw:text-style-name="P2" draw:layer="layout" svg:x1="8.725cm" svg:y1="8.401cm" svg:x2="8.725cm" svg:y2="10.251cm">
          <text:p/>
        </draw:line>
        <draw:g>
          <draw:polygon draw:style-name="gr8" draw:text-style-name="P5" draw:layer="layout" svg:width="0.5cm" svg:height="0.6cm" svg:x="8.725cm" svg:y="8.401cm" svg:viewBox="0 0 501 601" draw:points="0,601 501,601 501,0 0,0">
            <text:p/>
          </draw:polygon>
          <draw:frame draw:style-name="gr5" draw:text-style-name="P2" draw:layer="layout" svg:width="0.5cm" svg:height="0.6cm" svg:x="8.725cm" svg:y="8.401cm">
            <draw:text-box>
              <text:p text:style-name="P3"><text:span text:style-name="T4">1</text:span></text:p>
            </draw:text-box>
          </draw:frame>
        </draw:g>
        <draw:g>
          <draw:g>
            <draw:polygon draw:style-name="gr1" draw:text-style-name="P1" draw:layer="layout" svg:width="2.5cm" svg:height="1.5cm" svg:x="19.35cm" svg:y="6.948cm" svg:viewBox="0 0 2501 1501" draw:points="0,1501 2501,1501 2501,0 0,0">
              <text:p/>
            </draw:polygon>
            <draw:polygon draw:style-name="gr2" draw:text-style-name="P2" draw:layer="layout" svg:width="2.5cm" svg:height="1.5cm" svg:x="19.35cm" svg:y="6.948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9.35cm" svg:y="6.948cm">
            <draw:text-box>
              <text:p text:style-name="P3"><text:span text:style-name="T2">employee_work_data</text:span></text:p>
            </draw:text-box>
          </draw:frame>
        </draw:g>
        <draw:line draw:style-name="gr4" draw:text-style-name="P2" draw:layer="layout" svg:x1="22.601cm" svg:y1="9.449cm" svg:x2="21.35cm" svg:y2="8.448cm">
          <text:p/>
        </draw:line>
        <draw:g>
          <draw:g>
            <draw:path draw:style-name="gr1" draw:text-style-name="P1" draw:layer="layout" svg:width="2.502cm" svg:height="0.6cm" svg:x="17.85cm" svg:y="4.448cm" svg:viewBox="0 0 2503 601" svg:d="M300 601h1903c55 0 102-13 150-40 47-28 82-62 109-110 28-48 41-95 41-151 0-55-13-102-41-150-27-48-62-82-109-110-48-27-95-40-150-40h-1903c-55 0-102 13-150 40-47 28-82 62-109 110-28 48-41 95-41 151 0 55 13 102 41 150 27 48 62 82 109 110 48 27 95 40 150 40z">
              <text:p/>
            </draw:path>
            <draw:path draw:style-name="gr2" draw:text-style-name="P2" draw:layer="layout" svg:width="2.502cm" svg:height="0.6cm" svg:x="17.85cm" svg:y="4.448cm" svg:viewBox="0 0 2503 601" svg:d="M300 601h1903c55 0 102-13 150-40 47-28 82-62 109-110 28-48 41-95 41-151 0-55-13-102-41-150-27-48-62-82-109-110-48-27-95-40-150-40h-1903c-55 0-102 13-150 40-47 28-82 62-109 110-28 48-41 95-41 151 0 55 13 102 41 150 27 48 62 82 109 110 48 27 95 40 150 40z">
              <text:p/>
            </draw:path>
          </draw:g>
          <draw:frame draw:style-name="gr5" draw:text-style-name="P2" draw:layer="layout" svg:width="2.5cm" svg:height="0.6cm" svg:x="17.85cm" svg:y="4.448cm">
            <draw:text-box>
              <text:p text:style-name="P3"><text:span text:style-name="T2">officefloor</text:span></text:p>
            </draw:text-box>
          </draw:frame>
        </draw:g>
        <draw:g>
          <draw:g>
            <draw:path draw:style-name="gr1" draw:text-style-name="P1" draw:layer="layout" svg:width="2.802cm" svg:height="0.6cm" svg:x="22.497cm" svg:y="5.373cm" svg:viewBox="0 0 2803 601" svg:d="M336 601h2131c62 0 114-13 168-40 53-28 92-62 122-110 31-48 46-95 46-151 0-55-15-102-46-150-30-48-69-82-122-110-54-27-106-40-168-40h-2131c-62 0-114 13-168 40-53 28-92 62-122 110-31 48-46 95-46 151 0 55 15 102 46 150 30 48 69 82 122 110 54 27 106 40 168 40z">
              <text:p/>
            </draw:path>
            <draw:path draw:style-name="gr2" draw:text-style-name="P2" draw:layer="layout" svg:width="2.802cm" svg:height="0.6cm" svg:x="22.497cm" svg:y="5.373cm" svg:viewBox="0 0 2803 601" svg:d="M336 601h2131c62 0 114-13 168-40 53-28 92-62 122-110 31-48 46-95 46-151 0-55-15-102-46-150-30-48-69-82-122-110-54-27-106-40-168-40h-2131c-62 0-114 13-168 40-53 28-92 62-122 110-31 48-46 95-46 151 0 55 15 102 46 150 30 48 69 82 122 110 54 27 106 40 168 40z">
              <text:p/>
            </draw:path>
          </draw:g>
          <draw:frame draw:style-name="gr7" draw:text-style-name="P4" draw:layer="layout" svg:width="2.8cm" svg:height="0.851cm" svg:x="22.497cm" svg:y="5.248cm">
            <draw:text-box>
              <text:p text:style-name="P3"><text:span text:style-name="T2">workemail</text:span></text:p>
            </draw:text-box>
          </draw:frame>
        </draw:g>
        <draw:g>
          <draw:path draw:style-name="gr4" draw:text-style-name="P2" draw:layer="layout" svg:width="0.886cm" svg:height="1.011cm" svg:x="21.813cm" svg:y="5.922cm" svg:viewBox="0 0 887 1012" svg:d="M887 0c-372 383-667 720-887 1012">
            <text:p/>
          </draw:path>
          <draw:frame draw:style-name="gr6" draw:text-style-name="P2" draw:layer="layout" svg:width="1cm" svg:height="1.227cm" svg:x="21.7cm" svg:y="5.849cm">
            <draw:text-box>
              <text:p/>
            </draw:text-box>
          </draw:frame>
        </draw:g>
        <draw:g>
          <draw:g>
            <draw:path draw:style-name="gr1" draw:text-style-name="P1" draw:layer="layout" svg:width="2.502cm" svg:height="0.6cm" svg:x="20.6cm" svg:y="4.448cm" svg:viewBox="0 0 2503 601" svg:d="M300 601h1903c55 0 102-13 150-40 47-28 82-62 109-110 28-48 41-95 41-151 0-55-13-102-41-150-27-48-62-82-109-110-48-27-95-40-150-40h-1903c-55 0-102 13-150 40-47 28-82 62-109 110-28 48-41 95-41 151 0 55 13 102 41 150 27 48 62 82 109 110 48 27 95 40 150 40z">
              <text:p/>
            </draw:path>
            <draw:path draw:style-name="gr2" draw:text-style-name="P2" draw:layer="layout" svg:width="2.502cm" svg:height="0.6cm" svg:x="20.6cm" svg:y="4.448cm" svg:viewBox="0 0 2503 601" svg:d="M300 601h1903c55 0 102-13 150-40 47-28 82-62 109-110 28-48 41-95 41-151 0-55-13-102-41-150-27-48-62-82-109-110-48-27-95-40-150-40h-1903c-55 0-102 13-150 40-47 28-82 62-109 110-28 48-41 95-41 151 0 55 13 102 41 150 27 48 62 82 109 110 48 27 95 40 150 40z">
              <text:p/>
            </draw:path>
          </draw:g>
          <draw:frame draw:style-name="gr5" draw:text-style-name="P2" draw:layer="layout" svg:width="2.5cm" svg:height="0.6cm" svg:x="20.6cm" svg:y="4.448cm">
            <draw:text-box>
              <text:p text:style-name="P3"><text:span text:style-name="T2">officenumber</text:span></text:p>
            </draw:text-box>
          </draw:frame>
        </draw:g>
        <draw:line draw:style-name="gr4" draw:text-style-name="P2" draw:layer="layout" svg:x1="21.851cm" svg:y1="5.048cm" svg:x2="20.85cm" svg:y2="6.949cm">
          <text:p/>
        </draw:line>
        <draw:line draw:style-name="gr4" draw:text-style-name="P2" draw:layer="layout" svg:x1="19.35cm" svg:y1="5.048cm" svg:x2="20.301cm" svg:y2="6.949cm">
          <text:p/>
        </draw:line>
        <draw:g>
          <draw:polygon draw:style-name="gr8" draw:text-style-name="P5" draw:layer="layout" svg:width="0.7cm" svg:height="0.6cm" svg:x="24.35cm" svg:y="9.448cm" svg:viewBox="0 0 701 601" draw:points="0,601 701,601 701,0 0,0">
            <text:p/>
          </draw:polygon>
          <draw:frame draw:style-name="gr5" draw:text-style-name="P2" draw:layer="layout" svg:width="0.7cm" svg:height="0.6cm" svg:x="24.35cm" svg:y="9.448cm">
            <draw:text-box>
              <text:p text:style-name="P3"><text:span text:style-name="T4">PS</text:span></text:p>
            </draw:text-box>
          </draw:frame>
        </draw:g>
        <draw:g>
          <draw:polygon draw:style-name="gr8" draw:text-style-name="P5" draw:layer="layout" svg:width="0.5cm" svg:height="0.6cm" svg:x="18.8cm" svg:y="6.998cm" svg:viewBox="0 0 501 601" draw:points="0,601 501,601 501,0 0,0">
            <text:p/>
          </draw:polygon>
          <draw:frame draw:style-name="gr5" draw:text-style-name="P2" draw:layer="layout" svg:width="0.5cm" svg:height="0.6cm" svg:x="18.8cm" svg:y="6.998cm">
            <draw:text-box>
              <text:p text:style-name="P3"><text:span text:style-name="T4">m</text:span></text:p>
            </draw:text-box>
          </draw:frame>
        </draw:g>
        <draw:g>
          <draw:g>
            <draw:polygon draw:style-name="gr1" draw:text-style-name="P1" draw:layer="layout" svg:width="2.5cm" svg:height="1.5cm" svg:x="14.95cm" svg:y="6.998cm" svg:viewBox="0 0 2501 1501" draw:points="0,751 1251,0 2501,751 1251,1501">
              <text:p/>
            </draw:polygon>
            <draw:polygon draw:style-name="gr2" draw:text-style-name="P2" draw:layer="layout" svg:width="2.5cm" svg:height="1.5cm" svg:x="14.95cm" svg:y="6.998cm" svg:viewBox="0 0 2501 1501" draw:points="0,751 1251,0 2501,751 1251,1501">
              <text:p/>
            </draw:polygon>
          </draw:g>
          <draw:frame draw:style-name="gr3" draw:text-style-name="P2" draw:layer="layout" svg:width="2.5cm" svg:height="1.5cm" svg:x="14.95cm" svg:y="6.998cm">
            <draw:text-box>
              <text:p text:style-name="P3"><text:span text:style-name="T2">associated</text:span></text:p>
            </draw:text-box>
          </draw:frame>
        </draw:g>
        <draw:line draw:style-name="gr4" draw:text-style-name="P2" draw:layer="layout" svg:x1="14.75cm" svg:y1="6.498cm" svg:x2="15.688cm" svg:y2="7.307cm">
          <text:p/>
        </draw:line>
        <draw:line draw:style-name="gr4" draw:text-style-name="P2" draw:layer="layout" svg:x1="17.751cm" svg:y1="6.498cm" svg:x2="16.733cm" svg:y2="7.319cm">
          <text:p/>
        </draw:line>
        <draw:g>
          <draw:polygon draw:style-name="gr8" draw:text-style-name="P5" draw:layer="layout" svg:width="1.012cm" svg:height="0.6cm" svg:x="14.75cm" svg:y="5.398cm" svg:viewBox="0 0 1013 601" draw:points="0,601 1013,601 1013,0 0,0">
            <text:p/>
          </draw:polygon>
          <draw:frame draw:style-name="gr5" draw:text-style-name="P2" draw:layer="layout" svg:width="1.012cm" svg:height="0.6cm" svg:x="14.75cm" svg:y="5.398cm">
            <draw:text-box>
              <text:p text:style-name="P3"><text:span text:style-name="T4">PS/FS</text:span></text:p>
            </draw:text-box>
          </draw:frame>
        </draw:g>
        <draw:g>
          <draw:polygon draw:style-name="gr8" draw:text-style-name="P5" draw:layer="layout" svg:width="1.012cm" svg:height="0.6cm" svg:x="16.738cm" svg:y="5.398cm" svg:viewBox="0 0 1013 601" draw:points="0,601 1013,601 1013,0 0,0">
            <text:p/>
          </draw:polygon>
          <draw:frame draw:style-name="gr5" draw:text-style-name="P2" draw:layer="layout" svg:width="1.012cm" svg:height="0.6cm" svg:x="16.738cm" svg:y="5.398cm">
            <draw:text-box>
              <text:p text:style-name="P3"><text:span text:style-name="T4">PS/FS</text:span></text:p>
            </draw:text-box>
          </draw:frame>
        </draw:g>
        <draw:g>
          <draw:g>
            <draw:path draw:style-name="gr1" draw:text-style-name="P1" draw:layer="layout" svg:width="2.502cm" svg:height="0.6cm" svg:x="16.5cm" svg:y="5.9cm" svg:viewBox="0 0 2503 601" svg:d="M300 601h1903c55 0 102-13 150-40 47-28 82-62 109-110 28-48 41-95 41-151 0-55-13-102-41-150-27-48-62-82-109-110-48-27-95-40-150-40h-1903c-55 0-102 13-150 40-47 28-82 62-109 110-28 48-41 95-41 151 0 55 13 102 41 150 27 48 62 82 109 110 48 27 95 40 150 40z">
              <text:p/>
            </draw:path>
            <draw:path draw:style-name="gr2" draw:text-style-name="P2" draw:layer="layout" svg:width="2.502cm" svg:height="0.6cm" svg:x="16.5cm" svg:y="5.9cm" svg:viewBox="0 0 2503 601" svg:d="M300 601h1903c55 0 102-13 150-40 47-28 82-62 109-110 28-48 41-95 41-151 0-55-13-102-41-150-27-48-62-82-109-110-48-27-95-40-150-40h-1903c-55 0-102 13-150 40-47 28-82 62-109 110-28 48-41 95-41 151 0 55 13 102 41 150 27 48 62 82 109 110 48 27 95 40 150 40z">
              <text:p/>
            </draw:path>
          </draw:g>
          <draw:frame draw:style-name="gr5" draw:text-style-name="P2" draw:layer="layout" svg:width="2.5cm" svg:height="0.6cm" svg:x="16.5cm" svg:y="5.9cm">
            <draw:text-box>
              <text:p text:style-name="P3"><text:span text:style-name="T3">workdata_ID</text:span></text:p>
            </draw:text-box>
          </draw:frame>
        </draw:g>
        <draw:g>
          <draw:g>
            <draw:path draw:style-name="gr1" draw:text-style-name="P1" draw:layer="layout" svg:width="2.802cm" svg:height="0.6cm" svg:x="13.6cm" svg:y="5.801cm" svg:viewBox="0 0 2803 601" svg:d="M336 601h2131c62 0 114-13 168-40 53-28 92-62 122-110 31-48 46-95 46-151 0-55-15-102-46-150-30-48-69-82-122-110-54-27-106-40-168-40h-2131c-62 0-114 13-168 40-53 28-92 62-122 110-31 48-46 95-46 151 0 55 15 102 46 150 30 48 69 82 122 110 54 27 106 40 168 40z">
              <text:p/>
            </draw:path>
            <draw:path draw:style-name="gr2" draw:text-style-name="P2" draw:layer="layout" svg:width="2.802cm" svg:height="0.6cm" svg:x="13.6cm" svg:y="5.801cm" svg:viewBox="0 0 2803 601" svg:d="M336 601h2131c62 0 114-13 168-40 53-28 92-62 122-110 31-48 46-95 46-151 0-55-15-102-46-150-30-48-69-82-122-110-54-27-106-40-168-40h-2131c-62 0-114 13-168 40-53 28-92 62-122 110-31 48-46 95-46 151 0 55 15 102 46 150 30 48 69 82 122 110 54 27 106 40 168 40z">
              <text:p/>
            </draw:path>
          </draw:g>
          <draw:frame draw:style-name="gr5" draw:text-style-name="P4" draw:layer="layout" svg:width="2.8cm" svg:height="0.6cm" svg:x="13.6cm" svg:y="5.801cm">
            <draw:text-box>
              <text:p text:style-name="P3"><text:span text:style-name="T3">employee_ID</text:span></text:p>
            </draw:text-box>
          </draw:frame>
        </draw:g>
        <draw:g>
          <draw:g>
            <draw:polygon draw:style-name="gr1" draw:text-style-name="P1" draw:layer="layout" svg:width="3cm" svg:height="1.5cm" svg:x="7.05cm" svg:y="12.75cm" svg:viewBox="0 0 3001 1501" draw:points="0,1501 3001,1501 3001,0 0,0">
              <text:p/>
            </draw:polygon>
            <draw:polygon draw:style-name="gr2" draw:text-style-name="P2" draw:layer="layout" svg:width="3cm" svg:height="1.5cm" svg:x="7.05cm" svg:y="12.75cm" svg:viewBox="0 0 3001 1501" draw:points="0,1501 3001,1501 3001,0 0,0">
              <text:p/>
            </draw:polygon>
          </draw:g>
          <draw:frame draw:style-name="gr3" draw:text-style-name="P2" draw:layer="layout" svg:width="3cm" svg:height="1.5cm" svg:x="7.05cm" svg:y="12.75cm">
            <draw:text-box>
              <text:p text:style-name="P3"><text:span text:style-name="T1">employee_security_data</text:span></text:p>
            </draw:text-box>
          </draw:frame>
        </draw:g>
        <draw:g>
          <draw:polygon draw:style-name="gr8" draw:text-style-name="P5" draw:layer="layout" svg:width="0.5cm" svg:height="0.6cm" svg:x="8.799cm" svg:y="12.2cm" svg:viewBox="0 0 501 601" draw:points="0,601 501,601 501,0 0,0">
            <text:p/>
          </draw:polygon>
          <draw:frame draw:style-name="gr5" draw:text-style-name="P2" draw:layer="layout" svg:width="0.5cm" svg:height="0.6cm" svg:x="8.799cm" svg:y="12.2cm">
            <draw:text-box>
              <text:p text:style-name="P3"><text:span text:style-name="T4">n</text:span></text:p>
            </draw:text-box>
          </draw:frame>
        </draw:g>
        <draw:g>
          <draw:g>
            <draw:path draw:style-name="gr1" draw:text-style-name="P1" draw:layer="layout" svg:width="2.5cm" svg:height="0.6cm" svg:x="10.7cm" svg:y="12.5cm" svg:viewBox="0 0 2501 601" svg:d="M300 601h1902c55 0 102-13 150-40 47-28 82-62 109-110 28-48 40-95 40-151 0-55-12-102-40-150-27-48-62-82-109-110-48-27-95-40-150-40h-1902c-55 0-102 13-150 40-47 28-82 62-109 110-28 48-41 95-41 151 0 55 13 102 41 150 27 48 62 82 109 110 48 27 95 40 150 40z">
              <text:p/>
            </draw:path>
            <draw:path draw:style-name="gr2" draw:text-style-name="P2" draw:layer="layout" svg:width="2.5cm" svg:height="0.6cm" svg:x="10.7cm" svg:y="12.5cm" svg:viewBox="0 0 2501 601" svg:d="M300 601h1902c55 0 102-13 150-40 47-28 82-62 109-110 28-48 40-95 40-151 0-55-12-102-40-150-27-48-62-82-109-110-48-27-95-40-150-40h-1902c-55 0-102 13-150 40-47 28-82 62-109 110-28 48-41 95-41 151 0 55 13 102 41 150 27 48 62 82 109 110 48 27 95 40 150 40z">
              <text:p/>
            </draw:path>
          </draw:g>
          <draw:frame draw:style-name="gr5" draw:text-style-name="P2" draw:layer="layout" svg:width="2.5cm" svg:height="0.6cm" svg:x="10.7cm" svg:y="12.5cm">
            <draw:text-box>
              <text:p text:style-name="P3"><text:span text:style-name="T3">security_ID</text:span></text:p>
            </draw:text-box>
          </draw:frame>
        </draw:g>
        <draw:g>
          <draw:g>
            <draw:path draw:style-name="gr1" draw:text-style-name="P1" draw:layer="layout" svg:width="2.502cm" svg:height="0.6cm" svg:x="8.6cm" svg:y="15.9cm" svg:viewBox="0 0 2503 601" svg:d="M300 601h1903c55 0 102-13 150-40 47-28 82-62 109-110 28-48 41-95 41-151 0-55-13-102-41-150-27-48-62-82-109-110-48-27-95-40-150-40h-1903c-55 0-102 13-150 40-47 28-82 62-109 110-28 48-41 95-41 151 0 55 13 102 41 150 27 48 62 82 109 110 48 27 95 40 150 40z">
              <text:p/>
            </draw:path>
            <draw:path draw:style-name="gr2" draw:text-style-name="P2" draw:layer="layout" svg:width="2.502cm" svg:height="0.6cm" svg:x="8.6cm" svg:y="15.9cm" svg:viewBox="0 0 2503 601" svg:d="M300 601h1903c55 0 102-13 150-40 47-28 82-62 109-110 28-48 41-95 41-151 0-55-13-102-41-150-27-48-62-82-109-110-48-27-95-40-150-40h-1903c-55 0-102 13-150 40-47 28-82 62-109 110-28 48-41 95-41 151 0 55 13 102 41 150 27 48 62 82 109 110 48 27 95 40 150 40z">
              <text:p/>
            </draw:path>
          </draw:g>
          <draw:frame draw:style-name="gr5" draw:text-style-name="P2" draw:layer="layout" svg:width="2.5cm" svg:height="0.6cm" svg:x="8.6cm" svg:y="15.9cm">
            <draw:text-box>
              <text:p text:style-name="P3"><text:span text:style-name="T2">valid_at</text:span></text:p>
            </draw:text-box>
          </draw:frame>
        </draw:g>
        <draw:g>
          <draw:g>
            <draw:path draw:style-name="gr1" draw:text-style-name="P1" draw:layer="layout" svg:width="2.802cm" svg:height="0.6cm" svg:x="5.697cm" svg:y="15.926cm" svg:viewBox="0 0 2803 601" svg:d="M336 601h2131c62 0 114-13 168-40 53-28 92-62 122-110 31-48 46-95 46-151 0-55-15-102-46-150-30-48-69-82-122-110-54-27-106-40-168-40h-2131c-62 0-114 13-168 40-53 28-92 62-122 110-31 48-46 95-46 151 0 55 15 102 46 150 30 48 69 82 122 110 54 27 106 40 168 40z">
              <text:p/>
            </draw:path>
            <draw:path draw:style-name="gr2" draw:text-style-name="P2" draw:layer="layout" svg:width="2.802cm" svg:height="0.6cm" svg:x="5.697cm" svg:y="15.926cm" svg:viewBox="0 0 2803 601" svg:d="M336 601h2131c62 0 114-13 168-40 53-28 92-62 122-110 31-48 46-95 46-151 0-55-15-102-46-150-30-48-69-82-122-110-54-27-106-40-168-40h-2131c-62 0-114 13-168 40-53 28-92 62-122 110-31 48-46 95-46 151 0 55 15 102 46 150 30 48 69 82 122 110 54 27 106 40 168 40z">
              <text:p/>
            </draw:path>
          </draw:g>
          <draw:frame draw:style-name="gr7" draw:text-style-name="P4" draw:layer="layout" svg:width="2.8cm" svg:height="0.851cm" svg:x="5.697cm" svg:y="15.801cm">
            <draw:text-box>
              <text:p text:style-name="P3"><text:span text:style-name="T2">firstUsed_timestamp</text:span></text:p>
            </draw:text-box>
          </draw:frame>
        </draw:g>
        <draw:g>
          <draw:g>
            <draw:path draw:style-name="gr1" draw:text-style-name="P1" draw:layer="layout" svg:width="2.502cm" svg:height="0.6cm" svg:x="4.1cm" svg:y="13.9cm" svg:viewBox="0 0 2503 601" svg:d="M300 601h1903c55 0 102-13 150-40 47-28 82-62 109-110 28-48 41-95 41-151 0-55-13-102-41-150-27-48-62-82-109-110-48-27-95-40-150-40h-1903c-55 0-102 13-150 40-47 28-82 62-109 110-28 48-41 95-41 151 0 55 13 102 41 150 27 48 62 82 109 110 48 27 95 40 150 40z">
              <text:p/>
            </draw:path>
            <draw:path draw:style-name="gr2" draw:text-style-name="P2" draw:layer="layout" svg:width="2.502cm" svg:height="0.6cm" svg:x="4.1cm" svg:y="13.9cm" svg:viewBox="0 0 2503 601" svg:d="M300 601h1903c55 0 102-13 150-40 47-28 82-62 109-110 28-48 41-95 41-151 0-55-13-102-41-150-27-48-62-82-109-110-48-27-95-40-150-40h-1903c-55 0-102 13-150 40-47 28-82 62-109 110-28 48-41 95-41 151 0 55 13 102 41 150 27 48 62 82 109 110 48 27 95 40 150 40z">
              <text:p/>
            </draw:path>
          </draw:g>
          <draw:frame draw:style-name="gr5" draw:text-style-name="P2" draw:layer="layout" svg:width="2.5cm" svg:height="0.6cm" svg:x="4.1cm" svg:y="13.9cm">
            <draw:text-box>
              <text:p text:style-name="P3"><text:span text:style-name="T2">keynumber</text:span></text:p>
            </draw:text-box>
          </draw:frame>
        </draw:g>
        <draw:line draw:style-name="gr4" draw:text-style-name="P2" draw:layer="layout" svg:x1="8.55cm" svg:y1="14.25cm" svg:x2="8.3cm" svg:y2="15.901cm">
          <text:p/>
        </draw:line>
        <draw:line draw:style-name="gr4" draw:text-style-name="P2" draw:layer="layout" svg:x1="9.35cm" svg:y1="14.25cm" svg:x2="10.051cm" svg:y2="15.301cm">
          <text:p/>
        </draw:line>
        <draw:line draw:style-name="gr4" draw:text-style-name="P2" draw:layer="layout" svg:x1="10.05cm" svg:y1="13.5cm" svg:x2="10.9cm" svg:y2="13.501cm">
          <text:p/>
        </draw:line>
        <draw:g>
          <draw:g>
            <draw:path draw:style-name="gr1" draw:text-style-name="P1" draw:layer="layout" svg:width="2.983cm" svg:height="0.6cm" svg:x="3.4cm" svg:y="13.2cm" svg:viewBox="0 0 2984 601" svg:d="M358 601h2268c66 0 122-13 179-40 56-28 98-62 130-110 34-48 49-95 49-151 0-55-15-102-49-150-32-48-74-82-130-110-57-27-113-40-179-40h-2268c-66 0-122 13-179 40-56 28-98 62-130 110-34 48-49 95-49 151 0 55 15 102 49 150 32 48 74 82 130 110 57 27 113 40 179 40z">
              <text:p/>
            </draw:path>
            <draw:path draw:style-name="gr2" draw:text-style-name="P2" draw:layer="layout" svg:width="2.983cm" svg:height="0.6cm" svg:x="3.4cm" svg:y="13.2cm" svg:viewBox="0 0 2984 601" svg:d="M358 601h2268c66 0 122-13 179-40 56-28 98-62 130-110 34-48 49-95 49-151 0-55-15-102-49-150-32-48-74-82-130-110-57-27-113-40-179-40h-2268c-66 0-122 13-179 40-56 28-98 62-130 110-34 48-49 95-49 151 0 55 15 102 49 150 32 48 74 82 130 110 57 27 113 40 179 40z">
              <text:p/>
            </draw:path>
          </draw:g>
          <draw:frame draw:style-name="gr7" draw:text-style-name="P4" draw:layer="layout" svg:width="2.98cm" svg:height="0.851cm" svg:x="3.4cm" svg:y="13.075cm">
            <draw:text-box>
              <text:p text:style-name="P3"><text:span text:style-name="T3">employee_ID</text:span></text:p>
            </draw:text-box>
          </draw:frame>
        </draw:g>
        <draw:line draw:style-name="gr4" draw:text-style-name="P2" draw:layer="layout" svg:x1="7.049cm" svg:y1="13.5cm" svg:x2="6.381cm" svg:y2="13.5cm">
          <text:p/>
        </draw:line>
        <draw:g>
          <draw:polygon draw:style-name="gr8" draw:text-style-name="P5" draw:layer="layout" svg:width="0.7cm" svg:height="1.099cm" svg:x="4.499cm" svg:y="12.401cm" svg:viewBox="0 0 701 1100" draw:points="0,1100 701,1100 701,0 0,0">
            <text:p/>
          </draw:polygon>
          <draw:frame draw:style-name="gr10" draw:text-style-name="P4" draw:layer="layout" svg:width="0.7cm" svg:height="1.098cm" svg:x="4.499cm" svg:y="12.401cm">
            <draw:text-box>
              <text:p text:style-name="P3"><text:span text:style-name="T4">FK</text:span></text:p>
            </draw:text-box>
          </draw:frame>
        </draw:g>
        <draw:line draw:style-name="gr4" draw:text-style-name="P2" draw:layer="layout" svg:x1="8.7cm" svg:y1="11.8cm" svg:x2="8.7cm" svg:y2="12.75cm">
          <text:p/>
        </draw:line>
        <draw:g>
          <draw:polygon draw:style-name="gr8" draw:text-style-name="P5" draw:layer="layout" svg:width="0.7cm" svg:height="0.6cm" svg:x="12.399cm" svg:y="11.9cm" svg:viewBox="0 0 701 601" draw:points="0,601 701,601 701,0 0,0">
            <text:p/>
          </draw:polygon>
          <draw:frame draw:style-name="gr5" draw:text-style-name="P2" draw:layer="layout" svg:width="0.7cm" svg:height="0.6cm" svg:x="12.399cm" svg:y="11.9cm">
            <draw:text-box>
              <text:p text:style-name="P3"><text:span text:style-name="T4">PK</text:span></text:p>
            </draw:text-box>
          </draw:frame>
        </draw:g>
        <draw:g>
          <draw:g>
            <draw:path draw:style-name="gr1" draw:text-style-name="P1" draw:layer="layout" svg:width="2.502cm" svg:height="0.6cm" svg:x="3.797cm" svg:y="8.1cm" svg:viewBox="0 0 2503 601" svg:d="M300 601h1903c55 0 102-13 150-40 47-28 82-62 109-110 28-48 41-95 41-151 0-55-13-102-41-150-27-48-62-82-109-110-48-27-95-40-150-40h-1903c-55 0-102 13-150 40-47 28-82 62-109 110-28 48-41 95-41 151 0 55 13 102 41 150 27 48 62 82 109 110 48 27 95 40 150 40z">
              <text:p/>
            </draw:path>
            <draw:path draw:style-name="gr2" draw:text-style-name="P2" draw:layer="layout" svg:width="2.502cm" svg:height="0.6cm" svg:x="3.797cm" svg:y="8.1cm" svg:viewBox="0 0 2503 601" svg:d="M300 601h1903c55 0 102-13 150-40 47-28 82-62 109-110 28-48 41-95 41-151 0-55-13-102-41-150-27-48-62-82-109-110-48-27-95-40-150-40h-1903c-55 0-102 13-150 40-47 28-82 62-109 110-28 48-41 95-41 151 0 55 13 102 41 150 27 48 62 82 109 110 48 27 95 40 150 40z">
              <text:p/>
            </draw:path>
          </draw:g>
          <draw:frame draw:style-name="gr5" draw:text-style-name="P2" draw:layer="layout" svg:width="2.5cm" svg:height="0.6cm" svg:x="3.797cm" svg:y="8.1cm">
            <draw:text-box>
              <text:p text:style-name="P3"><text:span text:style-name="T2">birthday</text:span></text:p>
            </draw:text-box>
          </draw:frame>
        </draw:g>
        <draw:line draw:style-name="gr4" draw:text-style-name="P2" draw:layer="layout" svg:x1="6.349cm" svg:y1="8.401cm" svg:x2="7.4cm" svg:y2="7.901cm">
          <text:p/>
        </draw:line>
        <draw:line draw:style-name="gr4" draw:text-style-name="P2" draw:layer="layout" svg:x1="7.6cm" svg:y1="9.001cm" svg:x2="7.851cm" svg:y2="8.401cm">
          <text:p/>
        </draw:line>
        <draw:g>
          <draw:g>
            <draw:path draw:style-name="gr1" draw:text-style-name="P1" draw:layer="layout" svg:width="2.502cm" svg:height="0.6cm" svg:x="9.3cm" svg:y="4.4cm" svg:viewBox="0 0 2503 601" svg:d="M300 601h1903c55 0 102-13 150-40 47-28 82-62 109-110 28-48 41-95 41-151 0-55-13-102-41-150-27-48-62-82-109-110-48-27-95-40-150-40h-1903c-55 0-102 13-150 40-47 28-82 62-109 110-28 48-41 95-41 151 0 55 13 102 41 150 27 48 62 82 109 110 48 27 95 40 150 40z">
              <text:p/>
            </draw:path>
            <draw:path draw:style-name="gr2" draw:text-style-name="P2" draw:layer="layout" svg:width="2.502cm" svg:height="0.6cm" svg:x="9.3cm" svg:y="4.4cm" svg:viewBox="0 0 2503 601" svg:d="M300 601h1903c55 0 102-13 150-40 47-28 82-62 109-110 28-48 41-95 41-151 0-55-13-102-41-150-27-48-62-82-109-110-48-27-95-40-150-40h-1903c-55 0-102 13-150 40-47 28-82 62-109 110-28 48-41 95-41 151 0 55 13 102 41 150 27 48 62 82 109 110 48 27 95 40 150 40z">
              <text:p/>
            </draw:path>
          </draw:g>
          <draw:frame draw:style-name="gr5" draw:text-style-name="P2" draw:layer="layout" svg:width="2.5cm" svg:height="0.6cm" svg:x="9.3cm" svg:y="4.4cm">
            <draw:text-box>
              <text:p text:style-name="P3"><text:span text:style-name="T2">birthplace</text:span></text:p>
            </draw:text-box>
          </draw:frame>
        </draw:g>
        <draw:g>
          <draw:g>
            <draw:path draw:style-name="gr1" draw:text-style-name="P1" draw:layer="layout" svg:width="1.102cm" svg:height="0.6cm" svg:x="8.1cm" svg:y="5.001cm" svg:viewBox="0 0 1103 601" svg:d="M132 601h839c24 0 45-13 66-40 21-28 36-62 48-110s18-95 18-151c0-55-6-102-18-150s-27-82-48-110c-21-27-42-40-66-40h-839c-24 0-45 13-66 40-21 28-36 62-48 110s-18 95-18 151c0 55 6 102 18 150s27 82 48 110c21 27 42 40 66 40z">
              <text:p/>
            </draw:path>
            <draw:path draw:style-name="gr2" draw:text-style-name="P2" draw:layer="layout" svg:width="1.102cm" svg:height="0.6cm" svg:x="8.1cm" svg:y="5.001cm" svg:viewBox="0 0 1103 601" svg:d="M132 601h839c24 0 45-13 66-40 21-28 36-62 48-110s18-95 18-151c0-55-6-102-18-150s-27-82-48-110c-21-27-42-40-66-40h-839c-24 0-45 13-66 40-21 28-36 62-48 110s-18 95-18 151c0 55 6 102 18 150s27 82 48 110c21 27 42 40 66 40z">
              <text:p/>
            </draw:path>
          </draw:g>
          <draw:frame draw:style-name="gr5" draw:text-style-name="P4" draw:layer="layout" svg:width="1.102cm" svg:height="0.6cm" svg:x="8.1cm" svg:y="5.001cm">
            <draw:text-box>
              <text:p text:style-name="P3"><text:span text:style-name="T2">sex</text:span></text:p>
            </draw:text-box>
          </draw:frame>
        </draw:g>
        <draw:line draw:style-name="gr4" draw:text-style-name="P2" draw:layer="layout" svg:x1="9.349cm" svg:y1="6.9cm" svg:x2="10.3cm" svg:y2="5.801cm">
          <text:p/>
        </draw:line>
        <draw:g>
          <draw:g>
            <draw:path draw:style-name="gr1" draw:text-style-name="P1" draw:layer="layout" svg:width="2.502cm" svg:height="0.6cm" svg:x="9.997cm" svg:y="5.101cm" svg:viewBox="0 0 2503 601" svg:d="M300 601h1903c55 0 102-13 150-40 47-28 82-62 109-110 28-48 41-95 41-151 0-55-13-102-41-150-27-48-62-82-109-110-48-27-95-40-150-40h-1903c-55 0-102 13-150 40-47 28-82 62-109 110-28 48-41 95-41 151 0 55 13 102 41 150 27 48 62 82 109 110 48 27 95 40 150 40z">
              <text:p/>
            </draw:path>
            <draw:path draw:style-name="gr2" draw:text-style-name="P2" draw:layer="layout" svg:width="2.502cm" svg:height="0.6cm" svg:x="9.997cm" svg:y="5.101cm" svg:viewBox="0 0 2503 601" svg:d="M300 601h1903c55 0 102-13 150-40 47-28 82-62 109-110 28-48 41-95 41-151 0-55-13-102-41-150-27-48-62-82-109-110-48-27-95-40-150-40h-1903c-55 0-102 13-150 40-47 28-82 62-109 110-28 48-41 95-41 151 0 55 13 102 41 150 27 48 62 82 109 110 48 27 95 40 150 40z">
              <text:p/>
            </draw:path>
          </draw:g>
          <draw:frame draw:style-name="gr5" draw:text-style-name="P2" draw:layer="layout" svg:width="2.5cm" svg:height="0.6cm" svg:x="9.997cm" svg:y="5.101cm">
            <draw:text-box>
              <text:p text:style-name="P3"><text:span text:style-name="T2">family_status</text:span></text:p>
            </draw:text-box>
          </draw:frame>
        </draw:g>
        <draw:g>
          <draw:g>
            <draw:path draw:style-name="gr1" draw:text-style-name="P1" draw:layer="layout" svg:width="2.502cm" svg:height="0.6cm" svg:x="10.497cm" svg:y="5.801cm" svg:viewBox="0 0 2503 601" svg:d="M300 601h1903c55 0 102-13 150-40 47-28 82-62 109-110 28-48 41-95 41-151 0-55-13-102-41-150-27-48-62-82-109-110-48-27-95-40-150-40h-1903c-55 0-102 13-150 40-47 28-82 62-109 110-28 48-41 95-41 151 0 55 13 102 41 150 27 48 62 82 109 110 48 27 95 40 150 40z">
              <text:p/>
            </draw:path>
            <draw:path draw:style-name="gr2" draw:text-style-name="P2" draw:layer="layout" svg:width="2.502cm" svg:height="0.6cm" svg:x="10.497cm" svg:y="5.801cm" svg:viewBox="0 0 2503 601" svg:d="M300 601h1903c55 0 102-13 150-40 47-28 82-62 109-110 28-48 41-95 41-151 0-55-13-102-41-150-27-48-62-82-109-110-48-27-95-40-150-40h-1903c-55 0-102 13-150 40-47 28-82 62-109 110-28 48-41 95-41 151 0 55 13 102 41 150 27 48 62 82 109 110 48 27 95 40 150 40z">
              <text:p/>
            </draw:path>
          </draw:g>
          <draw:frame draw:style-name="gr5" draw:text-style-name="P2" draw:layer="layout" svg:width="2.5cm" svg:height="0.6cm" svg:x="10.497cm" svg:y="5.801cm">
            <draw:text-box>
              <text:p text:style-name="P3"><text:span text:style-name="T2">street</text:span></text:p>
            </draw:text-box>
          </draw:frame>
        </draw:g>
        <draw:line draw:style-name="gr4" draw:text-style-name="P2" draw:layer="layout" svg:x1="10cm" svg:y1="6.901cm" svg:x2="10.8cm" svg:y2="6.402cm">
          <text:p/>
        </draw:line>
        <draw:line draw:style-name="gr4" draw:text-style-name="P2" draw:layer="layout" svg:x1="10cm" svg:y1="8.101cm" svg:x2="10.9cm" svg:y2="8.101cm">
          <text:p/>
        </draw:line>
        <draw:g>
          <draw:g>
            <draw:path draw:style-name="gr1" draw:text-style-name="P1" draw:layer="layout" svg:width="2.502cm" svg:height="0.6cm" svg:x="10.997cm" svg:y="13.201cm" svg:viewBox="0 0 2503 601" svg:d="M300 601h1903c55 0 102-13 150-40 47-28 82-62 109-110 28-48 41-95 41-151 0-55-13-102-41-150-27-48-62-82-109-110-48-27-95-40-150-40h-1903c-55 0-102 13-150 40-47 28-82 62-109 110-28 48-41 95-41 151 0 55 13 102 41 150 27 48 62 82 109 110 48 27 95 40 150 40z">
              <text:p/>
            </draw:path>
            <draw:path draw:style-name="gr2" draw:text-style-name="P2" draw:layer="layout" svg:width="2.502cm" svg:height="0.6cm" svg:x="10.997cm" svg:y="13.201cm" svg:viewBox="0 0 2503 601" svg:d="M300 601h1903c55 0 102-13 150-40 47-28 82-62 109-110 28-48 41-95 41-151 0-55-13-102-41-150-27-48-62-82-109-110-48-27-95-40-150-40h-1903c-55 0-102 13-150 40-47 28-82 62-109 110-28 48-41 95-41 151 0 55 13 102 41 150 27 48 62 82 109 110 48 27 95 40 150 40z">
              <text:p/>
            </draw:path>
          </draw:g>
          <draw:frame draw:style-name="gr5" draw:text-style-name="P2" draw:layer="layout" svg:width="2.5cm" svg:height="0.6cm" svg:x="10.997cm" svg:y="13.201cm">
            <draw:text-box>
              <text:p text:style-name="P3"><text:span text:style-name="T2">weekend_work</text:span></text:p>
            </draw:text-box>
          </draw:frame>
        </draw:g>
        <draw:line draw:style-name="gr4" draw:text-style-name="P2" draw:layer="layout" svg:x1="9.8cm" svg:y1="8.401cm" svg:x2="10.6cm" svg:y2="8.801cm">
          <text:p/>
        </draw:line>
        <draw:g>
          <draw:g>
            <draw:path draw:style-name="gr1" draw:text-style-name="P1" draw:layer="layout" svg:width="2.502cm" svg:height="0.6cm" svg:x="10.897cm" svg:y="7.801cm" svg:viewBox="0 0 2503 601" svg:d="M300 601h1903c55 0 102-13 150-40 47-28 82-62 109-110 28-48 41-95 41-151 0-55-13-102-41-150-27-48-62-82-109-110-48-27-95-40-150-40h-1903c-55 0-102 13-150 40-47 28-82 62-109 110-28 48-41 95-41 151 0 55 13 102 41 150 27 48 62 82 109 110 48 27 95 40 150 40z">
              <text:p/>
            </draw:path>
            <draw:path draw:style-name="gr2" draw:text-style-name="P2" draw:layer="layout" svg:width="2.502cm" svg:height="0.6cm" svg:x="10.897cm" svg:y="7.801cm" svg:viewBox="0 0 2503 601" svg:d="M300 601h1903c55 0 102-13 150-40 47-28 82-62 109-110 28-48 41-95 41-151 0-55-13-102-41-150-27-48-62-82-109-110-48-27-95-40-150-40h-1903c-55 0-102 13-150 40-47 28-82 62-109 110-28 48-41 95-41 151 0 55 13 102 41 150 27 48 62 82 109 110 48 27 95 40 150 40z">
              <text:p/>
            </draw:path>
          </draw:g>
          <draw:frame draw:style-name="gr5" draw:text-style-name="P2" draw:layer="layout" svg:width="2.5cm" svg:height="0.6cm" svg:x="10.897cm" svg:y="7.801cm">
            <draw:text-box>
              <text:p text:style-name="P3"><text:span text:style-name="T2">postalcode</text:span></text:p>
            </draw:text-box>
          </draw:frame>
        </draw:g>
        <draw:g>
          <draw:g>
            <draw:path draw:style-name="gr1" draw:text-style-name="P1" draw:layer="layout" svg:width="2.899cm" svg:height="0.6cm" svg:x="10.6cm" svg:y="8.575cm" svg:viewBox="0 0 2900 601" svg:d="M348 601h2204c64 0 119-13 174-40 55-28 95-62 126-110 33-48 48-95 48-151 0-55-15-102-48-150-31-48-71-82-126-110-55-27-110-40-174-40h-2204c-64 0-119 13-174 40-55 28-95 62-126 110-33 48-48 95-48 151 0 55 15 102 48 150 31 48 71 82 126 110 55 27 110 40 174 40z">
              <text:p/>
            </draw:path>
            <draw:path draw:style-name="gr2" draw:text-style-name="P2" draw:layer="layout" svg:width="2.899cm" svg:height="0.6cm" svg:x="10.6cm" svg:y="8.575cm" svg:viewBox="0 0 2900 601" svg:d="M348 601h2204c64 0 119-13 174-40 55-28 95-62 126-110 33-48 48-95 48-151 0-55-15-102-48-150-31-48-71-82-126-110-55-27-110-40-174-40h-2204c-64 0-119 13-174 40-55 28-95 62-126 110-33 48-48 95-48 151 0 55 15 102 48 150 31 48 71 82 126 110 55 27 110 40 174 40z">
              <text:p/>
            </draw:path>
          </draw:g>
          <draw:frame draw:style-name="gr7" draw:text-style-name="P4" draw:layer="layout" svg:width="2.897cm" svg:height="0.851cm" svg:x="10.6cm" svg:y="8.45cm">
            <draw:text-box>
              <text:p text:style-name="P3"><text:span text:style-name="T2">privat_phonenumber</text:span></text:p>
            </draw:text-box>
          </draw:frame>
        </draw:g>
        <draw:line draw:style-name="gr4" draw:text-style-name="P2" draw:layer="layout" svg:x1="9.4cm" svg:y1="8.401cm" svg:x2="9.7cm" svg:y2="9.201cm">
          <text:p/>
        </draw:line>
        <draw:g>
          <draw:g>
            <draw:path draw:style-name="gr1" draw:text-style-name="P1" draw:layer="layout" svg:width="2.899cm" svg:height="0.6cm" svg:x="9.1cm" svg:y="9.275cm" svg:viewBox="0 0 2900 601" svg:d="M348 601h2204c64 0 119-13 174-40 55-28 95-62 126-110 33-48 48-95 48-151 0-55-15-102-48-150-31-48-71-82-126-110-55-27-110-40-174-40h-2204c-64 0-119 13-174 40-55 28-95 62-126 110-33 48-48 95-48 151 0 55 15 102 48 150 31 48 71 82 126 110 55 27 110 40 174 40z">
              <text:p/>
            </draw:path>
            <draw:path draw:style-name="gr2" draw:text-style-name="P2" draw:layer="layout" svg:width="2.899cm" svg:height="0.6cm" svg:x="9.1cm" svg:y="9.275cm" svg:viewBox="0 0 2900 601" svg:d="M348 601h2204c64 0 119-13 174-40 55-28 95-62 126-110 33-48 48-95 48-151 0-55-15-102-48-150-31-48-71-82-126-110-55-27-110-40-174-40h-2204c-64 0-119 13-174 40-55 28-95 62-126 110-33 48-48 95-48 151 0 55 15 102 48 150 31 48 71 82 126 110 55 27 110 40 174 40z">
              <text:p/>
            </draw:path>
          </draw:g>
          <draw:frame draw:style-name="gr7" draw:text-style-name="P4" draw:layer="layout" svg:width="2.897cm" svg:height="0.851cm" svg:x="9.1cm" svg:y="9.15cm">
            <draw:text-box>
              <text:p text:style-name="P3"><text:span text:style-name="T2">privat_email</text:span></text:p>
            </draw:text-box>
          </draw:frame>
        </draw:g>
        <draw:line draw:style-name="gr4" draw:text-style-name="P2" draw:layer="layout" svg:x1="8.7cm" svg:y1="5.701cm" svg:x2="8.7cm" svg:y2="6.901cm">
          <text:p/>
        </draw:line>
        <draw:g>
          <draw:g>
            <draw:path draw:style-name="gr1" draw:text-style-name="P1" draw:layer="layout" svg:width="2.502cm" svg:height="0.6cm" svg:x="10.7cm" svg:y="6.701cm" svg:viewBox="0 0 2503 601" svg:d="M300 601h1903c55 0 102-13 150-40 47-28 82-62 109-110 28-48 41-95 41-151 0-55-13-102-41-150-27-48-62-82-109-110-48-27-95-40-150-40h-1903c-55 0-102 13-150 40-47 28-82 62-109 110-28 48-41 95-41 151 0 55 13 102 41 150 27 48 62 82 109 110 48 27 95 40 150 40z">
              <text:p/>
            </draw:path>
            <draw:path draw:style-name="gr2" draw:text-style-name="P2" draw:layer="layout" svg:width="2.502cm" svg:height="0.6cm" svg:x="10.7cm" svg:y="6.701cm" svg:viewBox="0 0 2503 601" svg:d="M300 601h1903c55 0 102-13 150-40 47-28 82-62 109-110 28-48 41-95 41-151 0-55-13-102-41-150-27-48-62-82-109-110-48-27-95-40-150-40h-1903c-55 0-102 13-150 40-47 28-82 62-109 110-28 48-41 95-41 151 0 55 13 102 41 150 27 48 62 82 109 110 48 27 95 40 150 40z">
              <text:p/>
            </draw:path>
          </draw:g>
          <draw:frame draw:style-name="gr5" draw:text-style-name="P2" draw:layer="layout" svg:width="2.5cm" svg:height="0.6cm" svg:x="10.7cm" svg:y="6.701cm">
            <draw:text-box>
              <text:p text:style-name="P3"><text:span text:style-name="T2">city</text:span></text:p>
            </draw:text-box>
          </draw:frame>
        </draw:g>
        <draw:line draw:style-name="gr4" draw:text-style-name="P2" draw:layer="layout" svg:x1="10cm" svg:y1="7.101cm" svg:x2="10.7cm" svg:y2="7.001cm">
          <text:p/>
        </draw:line>
        <draw:g>
          <draw:g>
            <draw:path draw:style-name="gr1" draw:text-style-name="P1" draw:layer="layout" svg:width="2.502cm" svg:height="0.6cm" svg:x="4.497cm" svg:y="14.6cm" svg:viewBox="0 0 2503 601" svg:d="M300 601h1903c55 0 102-13 150-40 47-28 82-62 109-110 28-48 41-95 41-151 0-55-13-102-41-150-27-48-62-82-109-110-48-27-95-40-150-40h-1903c-55 0-102 13-150 40-47 28-82 62-109 110-28 48-41 95-41 151 0 55 13 102 41 150 27 48 62 82 109 110 48 27 95 40 150 40z">
              <text:p/>
            </draw:path>
            <draw:path draw:style-name="gr2" draw:text-style-name="P2" draw:layer="layout" svg:width="2.502cm" svg:height="0.6cm" svg:x="4.497cm" svg:y="14.6cm" svg:viewBox="0 0 2503 601" svg:d="M300 601h1903c55 0 102-13 150-40 47-28 82-62 109-110 28-48 41-95 41-151 0-55-13-102-41-150-27-48-62-82-109-110-48-27-95-40-150-40h-1903c-55 0-102 13-150 40-47 28-82 62-109 110-28 48-41 95-41 151 0 55 13 102 41 150 27 48 62 82 109 110 48 27 95 40 150 40z">
              <text:p/>
            </draw:path>
          </draw:g>
          <draw:frame draw:style-name="gr5" draw:text-style-name="P2" draw:layer="layout" svg:width="2.5cm" svg:height="0.6cm" svg:x="4.497cm" svg:y="14.6cm">
            <draw:text-box>
              <text:p text:style-name="P3"><text:span text:style-name="T2">lastUsedDoor</text:span></text:p>
            </draw:text-box>
          </draw:frame>
        </draw:g>
        <draw:g>
          <draw:g>
            <draw:path draw:style-name="gr1" draw:text-style-name="P1" draw:layer="layout" svg:width="2.802cm" svg:height="0.6cm" svg:x="5.2cm" svg:y="15.275cm" svg:viewBox="0 0 2803 601" svg:d="M336 601h2131c62 0 114-13 168-40 53-28 92-62 122-110 31-48 46-95 46-151 0-55-15-102-46-150-30-48-69-82-122-110-54-27-106-40-168-40h-2131c-62 0-114 13-168 40-53 28-92 62-122 110-31 48-46 95-46 151 0 55 15 102 46 150 30 48 69 82 122 110 54 27 106 40 168 40z">
              <text:p/>
            </draw:path>
            <draw:path draw:style-name="gr2" draw:text-style-name="P2" draw:layer="layout" svg:width="2.802cm" svg:height="0.6cm" svg:x="5.2cm" svg:y="15.275cm" svg:viewBox="0 0 2803 601" svg:d="M336 601h2131c62 0 114-13 168-40 53-28 92-62 122-110 31-48 46-95 46-151 0-55-15-102-46-150-30-48-69-82-122-110-54-27-106-40-168-40h-2131c-62 0-114 13-168 40-53 28-92 62-122 110-31 48-46 95-46 151 0 55 15 102 46 150 30 48 69 82 122 110 54 27 106 40 168 40z">
              <text:p/>
            </draw:path>
          </draw:g>
          <draw:frame draw:style-name="gr7" draw:text-style-name="P4" draw:layer="layout" svg:width="2.8cm" svg:height="0.851cm" svg:x="5.2cm" svg:y="15.15cm">
            <draw:text-box>
              <text:p text:style-name="P3"><text:span text:style-name="T2">lastUsed_timestamp</text:span></text:p>
            </draw:text-box>
          </draw:frame>
        </draw:g>
        <draw:g>
          <draw:g>
            <draw:path draw:style-name="gr1" draw:text-style-name="P1" draw:layer="layout" svg:width="2.502cm" svg:height="0.6cm" svg:x="10.097cm" svg:y="14.6cm" svg:viewBox="0 0 2503 601" svg:d="M300 601h1903c55 0 102-13 150-40 47-28 82-62 109-110 28-48 41-95 41-151 0-55-13-102-41-150-27-48-62-82-109-110-48-27-95-40-150-40h-1903c-55 0-102 13-150 40-47 28-82 62-109 110-28 48-41 95-41 151 0 55 13 102 41 150 27 48 62 82 109 110 48 27 95 40 150 40z">
              <text:p/>
            </draw:path>
            <draw:path draw:style-name="gr2" draw:text-style-name="P2" draw:layer="layout" svg:width="2.502cm" svg:height="0.6cm" svg:x="10.097cm" svg:y="14.6cm" svg:viewBox="0 0 2503 601" svg:d="M300 601h1903c55 0 102-13 150-40 47-28 82-62 109-110 28-48 41-95 41-151 0-55-13-102-41-150-27-48-62-82-109-110-48-27-95-40-150-40h-1903c-55 0-102 13-150 40-47 28-82 62-109 110-28 48-41 95-41 151 0 55 13 102 41 150 27 48 62 82 109 110 48 27 95 40 150 40z">
              <text:p/>
            </draw:path>
          </draw:g>
          <draw:frame draw:style-name="gr5" draw:text-style-name="P2" draw:layer="layout" svg:width="2.5cm" svg:height="0.6cm" svg:x="10.097cm" svg:y="14.6cm">
            <draw:text-box>
              <text:p text:style-name="P3"><text:span text:style-name="T2">startofWork</text:span></text:p>
            </draw:text-box>
          </draw:frame>
        </draw:g>
        <draw:g>
          <draw:g>
            <draw:path draw:style-name="gr1" draw:text-style-name="P1" draw:layer="layout" svg:width="2.502cm" svg:height="0.6cm" svg:x="9.297cm" svg:y="15.268cm" svg:viewBox="0 0 2503 601" svg:d="M300 601h1903c55 0 102-13 150-40 47-28 82-62 109-110 28-48 41-95 41-151 0-55-13-102-41-150-27-48-62-82-109-110-48-27-95-40-150-40h-1903c-55 0-102 13-150 40-47 28-82 62-109 110-28 48-41 95-41 151 0 55 13 102 41 150 27 48 62 82 109 110 48 27 95 40 150 40z">
              <text:p/>
            </draw:path>
            <draw:path draw:style-name="gr2" draw:text-style-name="P2" draw:layer="layout" svg:width="2.502cm" svg:height="0.6cm" svg:x="9.297cm" svg:y="15.268cm" svg:viewBox="0 0 2503 601" svg:d="M300 601h1903c55 0 102-13 150-40 47-28 82-62 109-110 28-48 41-95 41-151 0-55-13-102-41-150-27-48-62-82-109-110-48-27-95-40-150-40h-1903c-55 0-102 13-150 40-47 28-82 62-109 110-28 48-41 95-41 151 0 55 13 102 41 150 27 48 62 82 109 110 48 27 95 40 150 40z">
              <text:p/>
            </draw:path>
          </draw:g>
          <draw:frame draw:style-name="gr5" draw:text-style-name="P2" draw:layer="layout" svg:width="2.5cm" svg:height="0.6cm" svg:x="9.297cm" svg:y="15.268cm">
            <draw:text-box>
              <text:p text:style-name="P3"><text:span text:style-name="T2">valid_to</text:span></text:p>
            </draw:text-box>
          </draw:frame>
        </draw:g>
        <draw:g>
          <draw:g>
            <draw:path draw:style-name="gr1" draw:text-style-name="P1" draw:layer="layout" svg:width="2.802cm" svg:height="0.6cm" svg:x="10.7cm" svg:y="13.875cm" svg:viewBox="0 0 2803 601" svg:d="M336 601h2131c62 0 114-13 168-40 53-28 92-62 122-110 31-48 46-95 46-151 0-55-15-102-46-150-30-48-69-82-122-110-54-27-106-40-168-40h-2131c-62 0-114 13-168 40-53 28-92 62-122 110-31 48-46 95-46 151 0 55 15 102 46 150 30 48 69 82 122 110 54 27 106 40 168 40z">
              <text:p/>
            </draw:path>
            <draw:path draw:style-name="gr2" draw:text-style-name="P2" draw:layer="layout" svg:width="2.802cm" svg:height="0.6cm" svg:x="10.7cm" svg:y="13.875cm" svg:viewBox="0 0 2803 601" svg:d="M336 601h2131c62 0 114-13 168-40 53-28 92-62 122-110 31-48 46-95 46-151 0-55-15-102-46-150-30-48-69-82-122-110-54-27-106-40-168-40h-2131c-62 0-114 13-168 40-53 28-92 62-122 110-31 48-46 95-46 151 0 55 15 102 46 150 30 48 69 82 122 110 54 27 106 40 168 40z">
              <text:p/>
            </draw:path>
          </draw:g>
          <draw:frame draw:style-name="gr7" draw:text-style-name="P4" draw:layer="layout" svg:width="2.8cm" svg:height="0.851cm" svg:x="10.7cm" svg:y="13.75cm">
            <draw:text-box>
              <text:p text:style-name="P3"><text:span text:style-name="T2">endofWork</text:span></text:p>
            </draw:text-box>
          </draw:frame>
        </draw:g>
        <draw:line draw:style-name="gr4" draw:text-style-name="P2" draw:layer="layout" svg:x1="10.126cm" svg:y1="14cm" svg:x2="10.7cm" svg:y2="14.101cm">
          <text:p/>
        </draw:line>
        <draw:line draw:style-name="gr4" draw:text-style-name="P2" draw:layer="layout" svg:x1="10.05cm" svg:y1="12.9cm" svg:x2="10.7cm" svg:y2="12.801cm">
          <text:p/>
        </draw:line>
        <draw:line draw:style-name="gr4" draw:text-style-name="P2" draw:layer="layout" svg:x1="9.95cm" svg:y1="14.3cm" svg:x2="10.3cm" svg:y2="14.601cm">
          <text:p/>
        </draw:line>
        <draw:line draw:style-name="gr4" draw:text-style-name="P2" draw:layer="layout" svg:x1="8.85cm" svg:y1="14.3cm" svg:x2="9cm" svg:y2="15.801cm">
          <text:p/>
        </draw:line>
        <draw:line draw:style-name="gr4" draw:text-style-name="P2" draw:layer="layout" svg:x1="8.1cm" svg:y1="14.301cm" svg:x2="7.8cm" svg:y2="15.301cm">
          <text:p/>
        </draw:line>
        <draw:line draw:style-name="gr4" draw:text-style-name="P2" draw:layer="layout" svg:x1="7.5cm" svg:y1="14.301cm" svg:x2="7cm" svg:y2="14.901cm">
          <text:p/>
        </draw:line>
        <draw:line draw:style-name="gr4" draw:text-style-name="P2" draw:layer="layout" svg:x1="7cm" svg:y1="14.101cm" svg:x2="6.6cm" svg:y2="14.201cm">
          <text:p/>
        </draw:line>
        <draw:line draw:style-name="gr4" draw:text-style-name="P2" draw:layer="layout" svg:x1="19.3cm" svg:y1="7.801cm" svg:x2="17.4cm" svg:y2="7.801cm">
          <text:p/>
        </draw:line>
        <draw:g>
          <draw:g>
            <draw:path draw:style-name="gr1" draw:text-style-name="P1" draw:layer="layout" svg:width="2.502cm" svg:height="0.6cm" svg:x="21.997cm" svg:y="9.5cm" svg:viewBox="0 0 2503 601" svg:d="M300 601h1903c55 0 102-13 150-40 47-28 82-62 109-110 28-48 41-95 41-151 0-55-13-102-41-150-27-48-62-82-109-110-48-27-95-40-150-40h-1903c-55 0-102 13-150 40-47 28-82 62-109 110-28 48-41 95-41 151 0 55 13 102 41 150 27 48 62 82 109 110 48 27 95 40 150 40z">
              <text:p/>
            </draw:path>
            <draw:path draw:style-name="gr2" draw:text-style-name="P2" draw:layer="layout" svg:width="2.502cm" svg:height="0.6cm" svg:x="21.997cm" svg:y="9.5cm" svg:viewBox="0 0 2503 601" svg:d="M300 601h1903c55 0 102-13 150-40 47-28 82-62 109-110 28-48 41-95 41-151 0-55-13-102-41-150-27-48-62-82-109-110-48-27-95-40-150-40h-1903c-55 0-102 13-150 40-47 28-82 62-109 110-28 48-41 95-41 151 0 55 13 102 41 150 27 48 62 82 109 110 48 27 95 40 150 40z">
              <text:p/>
            </draw:path>
          </draw:g>
          <draw:frame draw:style-name="gr5" draw:text-style-name="P2" draw:layer="layout" svg:width="2.5cm" svg:height="0.6cm" svg:x="21.997cm" svg:y="9.5cm">
            <draw:text-box>
              <text:p text:style-name="P3"><text:span text:style-name="T3">workdata_ID</text:span></text:p>
            </draw:text-box>
          </draw:frame>
        </draw:g>
        <draw:g>
          <draw:g>
            <draw:path draw:style-name="gr1" draw:text-style-name="P1" draw:layer="layout" svg:width="2.802cm" svg:height="0.6cm" svg:x="22.797cm" svg:y="6.526cm" svg:viewBox="0 0 2803 601" svg:d="M336 601h2131c62 0 114-13 168-40 53-28 92-62 122-110 31-48 46-95 46-151 0-55-15-102-46-150-30-48-69-82-122-110-54-27-106-40-168-40h-2131c-62 0-114 13-168 40-53 28-92 62-122 110-31 48-46 95-46 151 0 55 15 102 46 150 30 48 69 82 122 110 54 27 106 40 168 40z">
              <text:p/>
            </draw:path>
            <draw:path draw:style-name="gr2" draw:text-style-name="P2" draw:layer="layout" svg:width="2.802cm" svg:height="0.6cm" svg:x="22.797cm" svg:y="6.526cm" svg:viewBox="0 0 2803 601" svg:d="M336 601h2131c62 0 114-13 168-40 53-28 92-62 122-110 31-48 46-95 46-151 0-55-15-102-46-150-30-48-69-82-122-110-54-27-106-40-168-40h-2131c-62 0-114 13-168 40-53 28-92 62-122 110-31 48-46 95-46 151 0 55 15 102 46 150 30 48 69 82 122 110 54 27 106 40 168 40z">
              <text:p/>
            </draw:path>
          </draw:g>
          <draw:frame draw:style-name="gr7" draw:text-style-name="P4" draw:layer="layout" svg:width="2.8cm" svg:height="0.851cm" svg:x="22.797cm" svg:y="6.401cm">
            <draw:text-box>
              <text:p text:style-name="P3"><text:span text:style-name="T2">department</text:span></text:p>
            </draw:text-box>
          </draw:frame>
        </draw:g>
        <draw:g>
          <draw:g>
            <draw:path draw:style-name="gr1" draw:text-style-name="P1" draw:layer="layout" svg:width="2.802cm" svg:height="0.6cm" svg:x="22.897cm" svg:y="7.675cm" svg:viewBox="0 0 2803 601" svg:d="M336 601h2131c62 0 114-13 168-40 53-28 92-62 122-110 31-48 46-95 46-151 0-55-15-102-46-150-30-48-69-82-122-110-54-27-106-40-168-40h-2131c-62 0-114 13-168 40-53 28-92 62-122 110-31 48-46 95-46 151 0 55 15 102 46 150 30 48 69 82 122 110 54 27 106 40 168 40z">
              <text:p/>
            </draw:path>
            <draw:path draw:style-name="gr2" draw:text-style-name="P2" draw:layer="layout" svg:width="2.802cm" svg:height="0.6cm" svg:x="22.897cm" svg:y="7.675cm" svg:viewBox="0 0 2803 601" svg:d="M336 601h2131c62 0 114-13 168-40 53-28 92-62 122-110 31-48 46-95 46-151 0-55-15-102-46-150-30-48-69-82-122-110-54-27-106-40-168-40h-2131c-62 0-114 13-168 40-53 28-92 62-122 110-31 48-46 95-46 151 0 55 15 102 46 150 30 48 69 82 122 110 54 27 106 40 168 40z">
              <text:p/>
            </draw:path>
          </draw:g>
          <draw:frame draw:style-name="gr7" draw:text-style-name="P4" draw:layer="layout" svg:width="2.8cm" svg:height="0.851cm" svg:x="22.897cm" svg:y="7.55cm">
            <draw:text-box>
              <text:p text:style-name="P3"><text:span text:style-name="T2">photo</text:span></text:p>
            </draw:text-box>
          </draw:frame>
        </draw:g>
        <draw:g>
          <draw:path draw:style-name="gr4" draw:text-style-name="P2" draw:layer="layout" svg:width="0.797cm" svg:height="0.659cm" svg:x="21.902cm" svg:y="6.849cm" svg:viewBox="0 0 798 660" svg:d="M798 0c-335 250-600 469-798 660">
            <text:p/>
          </draw:path>
          <draw:frame draw:style-name="gr6" draw:text-style-name="P2" draw:layer="layout" svg:width="0.9cm" svg:height="1.227cm" svg:x="21.8cm" svg:y="6.588cm">
            <draw:text-box>
              <text:p/>
            </draw:text-box>
          </draw:frame>
        </draw:g>
        <draw:g>
          <draw:g>
            <draw:path draw:style-name="gr1" draw:text-style-name="P1" draw:layer="layout" svg:width="2.802cm" svg:height="0.6cm" svg:x="22.4cm" svg:y="8.475cm" svg:viewBox="0 0 2803 601" svg:d="M336 601h2131c62 0 114-13 168-40 53-28 92-62 122-110 31-48 46-95 46-151 0-55-15-102-46-150-30-48-69-82-122-110-54-27-106-40-168-40h-2131c-62 0-114 13-168 40-53 28-92 62-122 110-31 48-46 95-46 151 0 55 15 102 46 150 30 48 69 82 122 110 54 27 106 40 168 40z">
              <text:p/>
            </draw:path>
            <draw:path draw:style-name="gr2" draw:text-style-name="P2" draw:layer="layout" svg:width="2.802cm" svg:height="0.6cm" svg:x="22.4cm" svg:y="8.475cm" svg:viewBox="0 0 2803 601" svg:d="M336 601h2131c62 0 114-13 168-40 53-28 92-62 122-110 31-48 46-95 46-151 0-55-15-102-46-150-30-48-69-82-122-110-54-27-106-40-168-40h-2131c-62 0-114 13-168 40-53 28-92 62-122 110-31 48-46 95-46 151 0 55 15 102 46 150 30 48 69 82 122 110 54 27 106 40 168 40z">
              <text:p/>
            </draw:path>
          </draw:g>
          <draw:frame draw:style-name="gr7" draw:text-style-name="P4" draw:layer="layout" svg:width="2.8cm" svg:height="0.851cm" svg:x="22.4cm" svg:y="8.35cm">
            <draw:text-box>
              <text:p text:style-name="P3"><text:span text:style-name="T2">office_phone</text:span></text:p>
            </draw:text-box>
          </draw:frame>
        </draw:g>
        <draw:line draw:style-name="gr4" draw:text-style-name="P2" draw:layer="layout" svg:x1="22.9cm" svg:y1="7.901cm" svg:x2="21.8cm" svg:y2="7.901cm">
          <text:p/>
        </draw:line>
        <draw:line draw:style-name="gr4" draw:text-style-name="P2" draw:layer="layout" svg:x1="22.6cm" svg:y1="8.401cm" svg:x2="21.8cm" svg:y2="8.101cm">
          <text:p/>
        </draw:line>
        <draw:g>
          <draw:g>
            <draw:path draw:style-name="gr1" draw:text-style-name="P1" draw:layer="layout" svg:width="2.502cm" svg:height="0.6cm" svg:x="4.5cm" svg:y="11.799cm" svg:viewBox="0 0 2503 601" svg:d="M300 601h1903c55 0 102-13 150-40 47-28 82-62 109-110 28-48 41-95 41-151 0-55-13-102-41-150-27-48-62-82-109-110-48-27-95-40-150-40h-1903c-55 0-102 13-150 40-47 28-82 62-109 110-28 48-41 95-41 151 0 55 13 102 41 150 27 48 62 82 109 110 48 27 95 40 150 40z">
              <text:p/>
            </draw:path>
            <draw:path draw:style-name="gr2" draw:text-style-name="P2" draw:layer="layout" svg:width="2.502cm" svg:height="0.6cm" svg:x="4.5cm" svg:y="11.799cm" svg:viewBox="0 0 2503 601" svg:d="M300 601h1903c55 0 102-13 150-40 47-28 82-62 109-110 28-48 41-95 41-151 0-55-13-102-41-150-27-48-62-82-109-110-48-27-95-40-150-40h-1903c-55 0-102 13-150 40-47 28-82 62-109 110-28 48-41 95-41 151 0 55 13 102 41 150 27 48 62 82 109 110 48 27 95 40 150 40z">
              <text:p/>
            </draw:path>
          </draw:g>
          <draw:frame draw:style-name="gr5" draw:text-style-name="P2" draw:layer="layout" svg:width="2.5cm" svg:height="0.6cm" svg:x="4.5cm" svg:y="11.799cm">
            <draw:text-box>
              <text:p text:style-name="P3"><text:span text:style-name="T2">keynumber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as </meta:initial-creator>
    <meta:creation-date>2015-09-14T23:44:51.760133559</meta:creation-date>
    <dc:date>2015-10-08T15:40:29.424458484</dc:date>
    <dc:creator>andreas </dc:creator>
    <meta:editing-duration>PT37M5S</meta:editing-duration>
    <meta:editing-cycles>21</meta:editing-cycles>
    <meta:generator>LibreOffice/5.0.2.2$Linux_X86_64 LibreOffice_project/00m0$Build-2</meta:generator>
    <meta:document-statistic meta:object-count="274"/>
  </office:meta>
</office:document-meta>
</file>